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6.323cm" svg:height="13.441cm" svg:x="6.883cm" svg:y="0.956cm">
            <draw:object draw:notify-on-update-of-ranges="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([.$B$1]-1)^[.A2]+([.$B$1]+1)^[.A2]" office:value-type="float" office:value="24">
            <text:p>24</text:p>
          </table:table-cell>
          <table:table-cell table:formula="of:=MOD([.B2];[.$B$1]*[.$B$1])"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$B$1]-1)^[.A3]+([.$B$1]+1)^[.A3]" office:value-type="float" office:value="290">
            <text:p>290</text:p>
          </table:table-cell>
          <table:table-cell table:formula="of:=MOD([.B3];[.$B$1]*[.$B$1])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$B$1]-1)^[.A4]+([.$B$1]+1)^[.A4]" office:value-type="float" office:value="3528">
            <text:p>3528</text:p>
          </table:table-cell>
          <table:table-cell table:formula="of:=MOD([.B4];[.$B$1]*[.$B$1])" office:value-type="float" office:value="72">
            <text:p>7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$B$1]-1)^[.A5]+([.$B$1]+1)^[.A5]" office:value-type="float" office:value="43202">
            <text:p>43202</text:p>
          </table:table-cell>
          <table:table-cell table:formula="of:=MOD([.B5];[.$B$1]*[.$B$1])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$B$1]-1)^[.A6]+([.$B$1]+1)^[.A6]" office:value-type="float" office:value="532344">
            <text:p>532344</text:p>
          </table:table-cell>
          <table:table-cell table:formula="of:=MOD([.B6];[.$B$1]*[.$B$1])" office:value-type="float" office:value="120">
            <text:p>12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$B$1]-1)^[.A7]+([.$B$1]+1)^[.A7]" office:value-type="float" office:value="6598370">
            <text:p>6598370</text:p>
          </table:table-cell>
          <table:table-cell table:formula="of:=MOD([.B7];[.$B$1]*[.$B$1])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$B$1]-1)^[.A8]+([.$B$1]+1)^[.A8]" office:value-type="float" office:value="82235688">
            <text:p>82235688</text:p>
          </table:table-cell>
          <table:table-cell table:formula="of:=MOD([.B8];[.$B$1]*[.$B$1])" office:value-type="float" office:value="24">
            <text:p>2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$B$1]-1)^[.A9]+([.$B$1]+1)^[.A9]" office:value-type="float" office:value="1030089602">
            <text:p>1030089602</text:p>
          </table:table-cell>
          <table:table-cell table:formula="of:=MOD([.B9];[.$B$1]*[.$B$1])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$B$1]-1)^[.A10]+([.$B$1]+1)^[.A10]" office:value-type="float" office:value="12962447064">
            <text:p>12962447064</text:p>
          </table:table-cell>
          <table:table-cell table:formula="of:=MOD([.B10];[.$B$1]*[.$B$1])" office:value-type="float" office:value="72">
            <text:p>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$B$1]-1)^[.A11]+([.$B$1]+1)^[.A11]" office:value-type="float" office:value="163795916450">
            <text:p>163795916450</text:p>
          </table:table-cell>
          <table:table-cell table:formula="of:=MOD([.B11];[.$B$1]*[.$B$1])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$B$1]-1)^[.A12]+([.$B$1]+1)^[.A12]" office:value-type="float" office:value="2077472064648">
            <text:p>2077472064648</text:p>
          </table:table-cell>
          <table:table-cell table:formula="of:=MOD([.B12];[.$B$1]*[.$B$1])" office:value-type="float" office:value="120">
            <text:p>1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$B$1]-1)^[.A13]+([.$B$1]+1)^[.A13]" office:value-type="float" office:value="26436513499202">
            <text:p>26436513499202</text:p>
          </table:table-cell>
          <table:table-cell table:formula="of:=MOD([.B13];[.$B$1]*[.$B$1])"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$B$1]-1)^[.A14]+([.$B$1]+1)^[.A14]" office:value-type="float" office:value="337397818736184">
            <text:p>337397818736184</text:p>
          </table:table-cell>
          <table:table-cell table:formula="of:=MOD([.B14];[.$B$1]*[.$B$1])" office:value-type="float" office:value="24">
            <text:p>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$B$1]-1)^[.A15]+([.$B$1]+1)^[.A15]" office:value-type="float" office:value="4.31712621928253E+015">
            <text:p>4317126219282530</text:p>
          </table:table-cell>
          <table:table-cell table:formula="of:=MOD([.B15];[.$B$1]*[.$B$1])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$B$1]-1)^[.A16]+([.$B$1]+1)^[.A16]" office:value-type="float" office:value="5.53631411835064E+016">
            <text:p>55363141183506400</text:p>
          </table:table-cell>
          <table:table-cell table:formula="of:=MOD([.B16];[.$B$1]*[.$B$1])" office:value-type="float" office:value="72">
            <text:p>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$B$1]-1)^[.A17]+([.$B$1]+1)^[.A17]" office:value-type="float" office:value="7.11366339046752E+017">
            <text:p>711366339046752000</text:p>
          </table:table-cell>
          <table:table-cell table:formula="of:=MOD([.B17];[.$B$1]*[.$B$1]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$B$1]-1)^[.A18]+([.$B$1]+1)^[.A18]" office:value-type="float" office:value="9.15586294788063E+018">
            <text:p>9155862947880630000</text:p>
          </table:table-cell>
          <table:table-cell table:formula="of:=MOD([.B18];[.$B$1]*[.$B$1])"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$B$1]-1)^[.A19]+([.$B$1]+1)^[.A19]" office:value-type="float" office:value="1.1801532426545E+020">
            <text:p>118015324265450000000</text:p>
          </table:table-cell>
          <table:table-cell table:formula="of:=MOD([.B19];[.$B$1]*[.$B$1]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$B$1]-1)^[.A20]+([.$B$1]+1)^[.A20]" office:value-type="float" office:value="1.52307938082386E+021">
            <text:p>1523079380823860000000</text:p>
          </table:table-cell>
          <table:table-cell table:formula="of:=MOD([.B20];[.$B$1]*[.$B$1])" office:value-type="float" office:value="96">
            <text:p>9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$B$1]-1)^[.A21]+([.$B$1]+1)^[.A21]" office:value-type="float" office:value="1.96777137698134E+022">
            <text:p>19677713769813400000000</text:p>
          </table:table-cell>
          <table:table-cell table:formula="of:=MOD([.B21];[.$B$1]*[.$B$1])" office:value-type="float" office:value="48">
            <text:p>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$B$1]-1)^[.A22]+([.$B$1]+1)^[.A22]" office:value-type="float" office:value="2.54464779017709E+023">
            <text:p>254464779017709000000000</text:p>
          </table:table-cell>
          <table:table-cell table:formula="of:=MOD([.B22];[.$B$1]*[.$B$1])" office:value-type="float" office:value="64">
            <text:p>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$B$1]-1)^[.A23]+([.$B$1]+1)^[.A23]" office:value-type="float" office:value="3.2932416273417E+024">
            <text:p>3293241627341700000000000</text:p>
          </table:table-cell>
          <table:table-cell table:formula="of:=MOD([.B23];[.$B$1]*[.$B$1])"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$B$1]-1)^[.A24]+([.$B$1]+1)^[.A24]" office:value-type="float" office:value="4.26493356566684E+025">
            <text:p>42649335656668400000000000</text:p>
          </table:table-cell>
          <table:table-cell table:formula="of:=MOD([.B24];[.$B$1]*[.$B$1])" office:value-type="float" office:value="128">
            <text:p>1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$B$1]-1)^[.A25]+([.$B$1]+1)^[.A25]" office:value-type="float" office:value="5.52650503050178E+026">
            <text:p>552650503050178000000000000</text:p>
          </table:table-cell>
          <table:table-cell table:formula="of:=MOD([.B25];[.$B$1]*[.$B$1])" office:value-type="float" office:value="80">
            <text:p>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$B$1]-1)^[.A26]+([.$B$1]+1)^[.A26]" office:value-type="float" office:value="7.1647570743007E+027">
            <text:p>7164757074300700000000000000</text:p>
          </table:table-cell>
          <table:table-cell table:formula="of:=MOD([.B26];[.$B$1]*[.$B$1])" office:value-type="float" office:value="80">
            <text:p>8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$B$1]-1)^[.A27]+([.$B$1]+1)^[.A27]" office:value-type="float" office:value="9.29251478470414E+028">
            <text:p>92925147847041400000000000000</text:p>
          </table:table-cell>
          <table:table-cell table:formula="of:=MOD([.B27];[.$B$1]*[.$B$1])" office:value-type="float" office:value="80">
            <text:p>8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$B$1]-1)^[.A28]+([.$B$1]+1)^[.A28]" office:value-type="float" office:value="1.20564328670399E+030">
            <text:p>1205643286703990000000000000000</text:p>
          </table:table-cell>
          <table:table-cell table:formula="of:=MOD([.B28];[.$B$1]*[.$B$1])" office:value-type="float" office:value="48">
            <text:p>4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$B$1]-1)^[.A29]+([.$B$1]+1)^[.A29]" office:value-type="float" office:value="1.56471427387689E+031">
            <text:p>15647142738768900000000000000000</text:p>
          </table:table-cell>
          <table:table-cell table:formula="of:=MOD([.B29];[.$B$1]*[.$B$1])" office:value-type="float" office:value="128">
            <text:p>1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$B$1]-1)^[.A30]+([.$B$1]+1)^[.A30]" office:value-type="float" office:value="2.03124435731783E+032">
            <text:p>203124435731783000000000000000000</text:p>
          </table:table-cell>
          <table:table-cell table:formula="of:=MOD([.B30];[.$B$1]*[.$B$1])" office:value-type="float" office:value="48">
            <text:p>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$B$1]-1)^[.A31]+([.$B$1]+1)^[.A31]" office:value-type="float" office:value="2.63744504591883E+033">
            <text:p>2637445045918830000000000000000000</text:p>
          </table:table-cell>
          <table:table-cell table:formula="of:=MOD([.B31];[.$B$1]*[.$B$1])" office:value-type="float" office:value="96">
            <text:p>9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$B$1]-1)^[.A32]+([.$B$1]+1)^[.A32]" office:value-type="float" office:value="3.4251886792407E+034">
            <text:p>34251886792407000000000000000000000</text:p>
          </table:table-cell>
          <table:table-cell table:formula="of:=MOD([.B32];[.$B$1]*[.$B$1])" office:value-type="float" office:value="64">
            <text:p>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$B$1]-1)^[.A33]+([.$B$1]+1)^[.A33]" office:value-type="float" office:value="4.44890641451376E+035">
            <text:p>444890641451376000000000000000000000</text:p>
          </table:table-cell>
          <table:table-cell table:formula="of:=MOD([.B33];[.$B$1]*[.$B$1])"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$B$1]-1)^[.A34]+([.$B$1]+1)^[.A34]" office:value-type="float" office:value="5.77935558351882E+036">
            <text:p>5779355583518820000000000000000000000</text:p>
          </table:table-cell>
          <table:table-cell table:formula="of:=MOD([.B34];[.$B$1]*[.$B$1])" office:value-type="float" office:value="128">
            <text:p>1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$B$1]-1)^[.A35]+([.$B$1]+1)^[.A35]" office:value-type="float" office:value="7.50851722769048E+037">
            <text:p>75085172276904800000000000000000000000</text:p>
          </table:table-cell>
          <table:table-cell table:formula="of:=MOD([.B35];[.$B$1]*[.$B$1])" office:value-type="float" office:value="16">
            <text:p>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$B$1]-1)^[.A36]+([.$B$1]+1)^[.A36]" office:value-type="float" office:value="9.75596286202526E+038">
            <text:p>975596286202526000000000000000000000000</text:p>
          </table:table-cell>
          <table:table-cell table:formula="of:=MOD([.B36];[.$B$1]*[.$B$1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$B$1]-1)^[.A37]+([.$B$1]+1)^[.A37]" office:value-type="float" office:value="1.26771312332632E+040">
            <text:p>12677131233263200000000000000000000000000</text:p>
          </table:table-cell>
          <table:table-cell table:formula="of:=MOD([.B37];[.$B$1]*[.$B$1])" office:value-type="float" office:value="80">
            <text:p>8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$B$1]-1)^[.A38]+([.$B$1]+1)^[.A38]" office:value-type="float" office:value="1.64740880671356E+041">
            <text:p>164740880671356000000000000000000000000000</text:p>
          </table:table-cell>
          <table:table-cell table:formula="of:=MOD([.B38];[.$B$1]*[.$B$1])" office:value-type="float" office:value="80">
            <text:p>8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$B$1]-1)^[.A39]+([.$B$1]+1)^[.A39]" office:value-type="float" office:value="2.14095136975591E+042">
            <text:p>2140951369755910000000000000000000000000000</text:p>
          </table:table-cell>
          <table:table-cell table:formula="of:=MOD([.B39];[.$B$1]*[.$B$1])" office:value-type="float" office:value="32">
            <text:p>3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$B$1]-1)^[.A40]+([.$B$1]+1)^[.A40]" office:value-type="float" office:value="2.78248869381378E+043">
            <text:p>27824886938137800000000000000000000000000000</text:p>
          </table:table-cell>
          <table:table-cell table:formula="of:=MOD([.B40];[.$B$1]*[.$B$1])" office:value-type="float" office:value="80">
            <text:p>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$B$1]-1)^[.A41]+([.$B$1]+1)^[.A41]" office:value-type="float" office:value="3.61641240640213E+044">
            <text:p>361641240640213000000000000000000000000000000</text:p>
          </table:table-cell>
          <table:table-cell table:formula="of:=MOD([.B41];[.$B$1]*[.$B$1])" office:value-type="float" office:value="32">
            <text:p>3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$B$1]-1)^[.A42]+([.$B$1]+1)^[.A42]" office:value-type="float" office:value="4.70043094321141E+045">
            <text:p>4700430943211410000000000000000000000000000000</text:p>
          </table:table-cell>
          <table:table-cell table:formula="of:=MOD([.B42];[.$B$1]*[.$B$1])" office:value-type="float" office:value="96">
            <text:p>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$B$1]-1)^[.A43]+([.$B$1]+1)^[.A43]" office:value-type="float" office:value="6.10956452255233E+046">
            <text:p>61095645225523300000000000000000000000000000000</text:p>
          </table:table-cell>
          <table:table-cell table:formula="of:=MOD([.B43];[.$B$1]*[.$B$1])" office:value-type="float" office:value="112">
            <text:p>1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$B$1]-1)^[.A44]+([.$B$1]+1)^[.A44]" office:value-type="float" office:value="7.94133860533328E+047">
            <text:p>794133860533328000000000000000000000000000000000</text:p>
          </table:table-cell>
          <table:table-cell table:formula="of:=MOD([.B44];[.$B$1]*[.$B$1])" office:value-type="float" office:value="64">
            <text:p>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$B$1]-1)^[.A45]+([.$B$1]+1)^[.A45]" office:value-type="float" office:value="1.032253538555E+049">
            <text:p>10322535385550000000000000000000000000000000000000</text:p>
          </table:table-cell>
          <table:table-cell table:formula="of:=MOD([.B45];[.$B$1]*[.$B$1])" office:value-type="float" office:value="96">
            <text:p>9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$B$1]-1)^[.A46]+([.$B$1]+1)^[.A46]" office:value-type="float" office:value="1.34179707196935E+050">
            <text:p>134179707196935000000000000000000000000000000000000</text:p>
          </table:table-cell>
          <table:table-cell table:formula="of:=MOD([.B46];[.$B$1]*[.$B$1]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$B$1]-1)^[.A47]+([.$B$1]+1)^[.A47]" office:value-type="float" office:value="1.74419041259279E+051">
            <text:p>1744190412592790000000000000000000000000000000000000</text:p>
          </table:table-cell>
          <table:table-cell table:formula="of:=MOD([.B47];[.$B$1]*[.$B$1])" office:value-type="float" office:value="80">
            <text:p>8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$B$1]-1)^[.A48]+([.$B$1]+1)^[.A48]" office:value-type="float" office:value="2.26728717730651E+052">
            <text:p>22672871773065100000000000000000000000000000000000000</text:p>
          </table:table-cell>
          <table:table-cell table:formula="of:=MOD([.B48];[.$B$1]*[.$B$1])" office:value-type="float" office:value="128">
            <text:p>1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$B$1]-1)^[.A49]+([.$B$1]+1)^[.A49]" office:value-type="float" office:value="2.94729693552795E+053">
            <text:p>294729693552795000000000000000000000000000000000000000</text:p>
          </table:table-cell>
          <table:table-cell table:formula="of:=MOD([.B49];[.$B$1]*[.$B$1])" office:value-type="float" office:value="16">
            <text:p>1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$B$1]-1)^[.A50]+([.$B$1]+1)^[.A50]" office:value-type="float" office:value="3.83129198171876E+054">
            <text:p>3831291981718760000000000000000000000000000000000000000</text:p>
          </table:table-cell>
          <table:table-cell table:formula="of:=MOD([.B50];[.$B$1]*[.$B$1])" office:value-type="float" office:value="96">
            <text:p>9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$B$1]-1)^[.A51]+([.$B$1]+1)^[.A51]" office:value-type="float" office:value="4.98046613832007E+055">
            <text:p>49804661383200700000000000000000000000000000000000000000</text:p>
          </table:table-cell>
          <table:table-cell table:formula="of:=MOD([.B51];[.$B$1]*[.$B$1])" office:value-type="float" office:value="128">
            <text:p>12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$B$1]-1)^[.A52]+([.$B$1]+1)^[.A52]" office:value-type="float" office:value="6.47437119811033E+056">
            <text:p>647437119811033000000000000000000000000000000000000000000</text:p>
          </table:table-cell>
          <table:table-cell table:formula="of:=MOD([.B52];[.$B$1]*[.$B$1])" office:value-type="float" office:value="80">
            <text:p>8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$B$1]-1)^[.A53]+([.$B$1]+1)^[.A53]" office:value-type="float" office:value="8.41642429766709E+057">
            <text:p>8416424297667090000000000000000000000000000000000000000000</text:p>
          </table:table-cell>
          <table:table-cell table:formula="of:=MOD([.B53];[.$B$1]*[.$B$1])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$B$1]-1)^[.A54]+([.$B$1]+1)^[.A54]" office:value-type="float" office:value="1.09410675011033E+059">
            <text:p>109410675011033000000000000000000000000000000000000000000000</text:p>
          </table:table-cell>
          <table:table-cell table:formula="of:=MOD([.B54];[.$B$1]*[.$B$1])" office:value-type="float" office:value="80">
            <text:p>8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$B$1]-1)^[.A55]+([.$B$1]+1)^[.A55]" office:value-type="float" office:value="1.42230752569839E+060">
            <text:p>1422307525698390000000000000000000000000000000000000000000000</text:p>
          </table:table-cell>
          <table:table-cell table:formula="of:=MOD([.B55];[.$B$1]*[.$B$1])" office:value-type="float" office:value="80">
            <text:p>8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$B$1]-1)^[.A56]+([.$B$1]+1)^[.A56]" office:value-type="float" office:value="1.84896540901836E+061">
            <text:p>18489654090183600000000000000000000000000000000000000000000000</text:p>
          </table:table-cell>
          <table:table-cell table:formula="of:=MOD([.B56];[.$B$1]*[.$B$1])" office:value-type="float" office:value="16">
            <text:p>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$B$1]-1)^[.A57]+([.$B$1]+1)^[.A57]" office:value-type="float" office:value="2.40361721989538E+062">
            <text:p>240361721989538000000000000000000000000000000000000000000000000</text:p>
          </table:table-cell>
          <table:table-cell table:formula="of:=MOD([.B57];[.$B$1]*[.$B$1])" office:value-type="float" office:value="96">
            <text:p>9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$B$1]-1)^[.A58]+([.$B$1]+1)^[.A58]" office:value-type="float" office:value="3.12466079285264E+063">
            <text:p>3124660792852640000000000000000000000000000000000000000000000000</text:p>
          </table:table-cell>
          <table:table-cell table:formula="of:=MOD([.B58];[.$B$1]*[.$B$1])" office:value-type="float" office:value="48">
            <text:p>4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$B$1]-1)^[.A59]+([.$B$1]+1)^[.A59]" office:value-type="float" office:value="4.06201327839596E+064">
            <text:p>40620132783959600000000000000000000000000000000000000000000000000</text:p>
          </table:table-cell>
          <table:table-cell table:formula="of:=MOD([.B59];[.$B$1]*[.$B$1])" office:value-type="float" office:value="32">
            <text:p>3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$B$1]-1)^[.A60]+([.$B$1]+1)^[.A60]" office:value-type="float" office:value="5.28056693437102E+065">
            <text:p>528056693437102000000000000000000000000000000000000000000000000000</text:p>
          </table:table-cell>
          <table:table-cell table:formula="of:=MOD([.B60];[.$B$1]*[.$B$1])" office:value-type="float" office:value="48">
            <text:p>4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$B$1]-1)^[.A61]+([.$B$1]+1)^[.A61]" office:value-type="float" office:value="6.86468165438423E+066">
            <text:p>6864681654384230000000000000000000000000000000000000000000000000000</text:p>
          </table:table-cell>
          <table:table-cell table:formula="of:=MOD([.B61];[.$B$1]*[.$B$1])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$B$1]-1)^[.A62]+([.$B$1]+1)^[.A62]" office:value-type="float" office:value="8.92402525437159E+067">
            <text:p>89240252543715900000000000000000000000000000000000000000000000000000</text:p>
          </table:table-cell>
          <table:table-cell table:formula="of:=MOD([.B62];[.$B$1]*[.$B$1])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$B$1]-1)^[.A63]+([.$B$1]+1)^[.A63]" office:value-type="float" office:value="1.16011658447224E+069">
            <text:p>1160116584472240000000000000000000000000000000000000000000000000000000</text:p>
          </table:table-cell>
          <table:table-cell table:formula="of:=MOD([.B63];[.$B$1]*[.$B$1])" office:value-type="float" office:value="112">
            <text:p>1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$B$1]-1)^[.A64]+([.$B$1]+1)^[.A64]" office:value-type="float" office:value="1.50814419135823E+070">
            <text:p>15081441913582300000000000000000000000000000000000000000000000000000000</text:p>
          </table:table-cell>
          <table:table-cell table:formula="of:=MOD([.B64];[.$B$1]*[.$B$1])" office:value-type="float" office:value="80">
            <text:p>8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$B$1]-1)^[.A65]+([.$B$1]+1)^[.A65]" office:value-type="float" office:value="1.96057934346446E+071">
            <text:p>196057934346446000000000000000000000000000000000000000000000000000000000</text:p>
          </table:table-cell>
          <table:table-cell table:formula="of:=MOD([.B65];[.$B$1]*[.$B$1])"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$B$1]-1)^[.A66]+([.$B$1]+1)^[.A66]" office:value-type="float" office:value="2.54874423067242E+072">
            <text:p>2548744230672420000000000000000000000000000000000000000000000000000000000</text:p>
          </table:table-cell>
          <table:table-cell table:formula="of:=MOD([.B66];[.$B$1]*[.$B$1])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$B$1]-1)^[.A67]+([.$B$1]+1)^[.A67]" office:value-type="float" office:value="3.31335769245964E+073">
            <text:p>33133576924596400000000000000000000000000000000000000000000000000000000000</text:p>
          </table:table-cell>
          <table:table-cell table:formula="of:=MOD([.B67];[.$B$1]*[.$B$1])" office:value-type="float" office:value="32">
            <text:p>3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$B$1]-1)^[.A68]+([.$B$1]+1)^[.A68]" office:value-type="float" office:value="4.30735421204158E+074">
            <text:p>430735421204158000000000000000000000000000000000000000000000000000000000000</text:p>
          </table:table-cell>
          <table:table-cell table:formula="of:=MOD([.B68];[.$B$1]*[.$B$1])" office:value-type="float" office:value="96">
            <text:p>9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$B$1]-1)^[.A69]+([.$B$1]+1)^[.A69]" office:value-type="float" office:value="5.5995486086825E+075">
            <text:p>5599548608682500000000000000000000000000000000000000000000000000000000000000</text:p>
          </table:table-cell>
          <table:table-cell table:formula="of:=MOD([.B69];[.$B$1]*[.$B$1])" office:value-type="float" office:value="112">
            <text:p>1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$B$1]-1)^[.A70]+([.$B$1]+1)^[.A70]" office:value-type="float" office:value="7.27940013761855E+076">
            <text:p>72794001376185500000000000000000000000000000000000000000000000000000000000000</text:p>
          </table:table-cell>
          <table:table-cell table:formula="of:=MOD([.B70];[.$B$1]*[.$B$1])" office:value-type="float" office:value="80">
            <text:p>8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$B$1]-1)^[.A71]+([.$B$1]+1)^[.A71]" office:value-type="float" office:value="9.46320581986853E+077">
            <text:p>946320581986853000000000000000000000000000000000000000000000000000000000000000</text:p>
          </table:table-cell>
          <table:table-cell table:formula="of:=MOD([.B71];[.$B$1]*[.$B$1])" office:value-type="float" office:value="96">
            <text:p>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$B$1]-1)^[.A72]+([.$B$1]+1)^[.A72]" office:value-type="float" office:value="1.230215177089E+079">
            <text:p>12302151770890000000000000000000000000000000000000000000000000000000000000000000</text:p>
          </table:table-cell>
          <table:table-cell table:formula="of:=MOD([.B72];[.$B$1]*[.$B$1])" office:value-type="float" office:value="64">
            <text:p>6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$B$1]-1)^[.A73]+([.$B$1]+1)^[.A73]" office:value-type="float" office:value="1.59927799277239E+080">
            <text:p>159927799277239000000000000000000000000000000000000000000000000000000000000000000</text:p>
          </table:table-cell>
          <table:table-cell table:formula="of:=MOD([.B73];[.$B$1]*[.$B$1])" office:value-type="float" office:value="64">
            <text:p>6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$B$1]-1)^[.A74]+([.$B$1]+1)^[.A74]" office:value-type="float" office:value="2.07905947941647E+081">
            <text:p>2079059479416470000000000000000000000000000000000000000000000000000000000000000000</text:p>
          </table:table-cell>
          <table:table-cell table:formula="of:=MOD([.B74];[.$B$1]*[.$B$1])" office:value-type="float" office:value="96">
            <text:p>9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$B$1]-1)^[.A75]+([.$B$1]+1)^[.A75]" office:value-type="float" office:value="2.70277522093501E+082">
            <text:p>27027752209350100000000000000000000000000000000000000000000000000000000000000000000</text:p>
          </table:table-cell>
          <table:table-cell table:formula="of:=MOD([.B75];[.$B$1]*[.$B$1])" office:value-type="float" office:value="96">
            <text:p>9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$B$1]-1)^[.A76]+([.$B$1]+1)^[.A76]" office:value-type="float" office:value="3.51360547467848E+083">
            <text:p>351360547467848000000000000000000000000000000000000000000000000000000000000000000000</text:p>
          </table:table-cell>
          <table:table-cell table:formula="of:=MOD([.B76];[.$B$1]*[.$B$1])" office:value-type="float" office:value="112">
            <text:p>1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$B$1]-1)^[.A77]+([.$B$1]+1)^[.A77]" office:value-type="float" office:value="4.56768457329128E+084">
            <text:p>4567684573291280000000000000000000000000000000000000000000000000000000000000000000000</text:p>
          </table:table-cell>
          <table:table-cell table:formula="of:=MOD([.B77];[.$B$1]*[.$B$1])" office:value-type="float" office:value="32">
            <text:p>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$B$1]-1)^[.A78]+([.$B$1]+1)^[.A78]" office:value-type="float" office:value="5.93798714710885E+085">
            <text:p>59379871471088500000000000000000000000000000000000000000000000000000000000000000000000</text:p>
          </table:table-cell>
          <table:table-cell table:formula="of:=MOD([.B78];[.$B$1]*[.$B$1])" office:value-type="float" office:value="96">
            <text:p>9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$B$1]-1)^[.A79]+([.$B$1]+1)^[.A79]" office:value-type="float" office:value="7.7193802132547E+086">
            <text:p>771938021325470000000000000000000000000000000000000000000000000000000000000000000000000</text:p>
          </table:table-cell>
          <table:table-cell table:formula="of:=MOD([.B79];[.$B$1]*[.$B$1])" office:value-type="float" office:value="112">
            <text:p>1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$B$1]-1)^[.A80]+([.$B$1]+1)^[.A80]" office:value-type="float" office:value="1.00351908914456E+088">
            <text:p>10035190891445600000000000000000000000000000000000000000000000000000000000000000000000000</text:p>
          </table:table-cell>
          <table:table-cell table:formula="of:=MOD([.B80];[.$B$1]*[.$B$1])" office:value-type="float" office:value="112">
            <text:p>1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$B$1]-1)^[.A81]+([.$B$1]+1)^[.A81]" office:value-type="float" office:value="1.30457444345153E+089">
            <text:p>130457444345153000000000000000000000000000000000000000000000000000000000000000000000000000</text:p>
          </table:table-cell>
          <table:table-cell table:formula="of:=MOD([.B81];[.$B$1]*[.$B$1])" office:value-type="float" office:value="128">
            <text:p>1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$B$1]-1)^[.A82]+([.$B$1]+1)^[.A82]" office:value-type="float" office:value="1.69594636680695E+090">
            <text:p>1695946366806950000000000000000000000000000000000000000000000000000000000000000000000000000</text:p>
          </table:table-cell>
          <table:table-cell table:formula="of:=MOD([.B82];[.$B$1]*[.$B$1])" office:value-type="float" office:value="48">
            <text:p>4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$B$1]-1)^[.A83]+([.$B$1]+1)^[.A83]" office:value-type="float" office:value="2.20472982620098E+091">
            <text:p>22047298262009800000000000000000000000000000000000000000000000000000000000000000000000000000</text:p>
          </table:table-cell>
          <table:table-cell table:formula="of:=MOD([.B83];[.$B$1]*[.$B$1])" office:value-type="float" office:value="80">
            <text:p>8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$B$1]-1)^[.A84]+([.$B$1]+1)^[.A84]" office:value-type="float" office:value="2.86614827834842E+092">
            <text:p>286614827834842000000000000000000000000000000000000000000000000000000000000000000000000000000</text:p>
          </table:table-cell>
          <table:table-cell table:formula="of:=MOD([.B84];[.$B$1]*[.$B$1])" office:value-type="float" office:value="48">
            <text:p>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$B$1]-1)^[.A85]+([.$B$1]+1)^[.A85]" office:value-type="float" office:value="3.72599221656881E+093">
            <text:p>3725992216568810000000000000000000000000000000000000000000000000000000000000000000000000000000</text:p>
          </table:table-cell>
          <table:table-cell table:formula="of:=MOD([.B85];[.$B$1]*[.$B$1])" office:value-type="float" office:value="32">
            <text:p>3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$B$1]-1)^[.A86]+([.$B$1]+1)^[.A86]" office:value-type="float" office:value="4.84378928172691E+094">
            <text:p>48437892817269100000000000000000000000000000000000000000000000000000000000000000000000000000000</text:p>
          </table:table-cell>
          <table:table-cell table:formula="of:=MOD([.B86];[.$B$1]*[.$B$1])" office:value-type="float" office:value="48">
            <text:p>4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$B$1]-1)^[.A87]+([.$B$1]+1)^[.A87]" office:value-type="float" office:value="6.29692540645118E+095">
            <text:p>629692540645118000000000000000000000000000000000000000000000000000000000000000000000000000000000</text:p>
          </table:table-cell>
          <table:table-cell table:formula="of:=MOD([.B87];[.$B$1]*[.$B$1])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$B$1]-1)^[.A88]+([.$B$1]+1)^[.A88]" office:value-type="float" office:value="8.18600230261334E+096">
            <text:p>8186002302613340000000000000000000000000000000000000000000000000000000000000000000000000000000000</text:p>
          </table:table-cell>
          <table:table-cell table:formula="of:=MOD([.B88];[.$B$1]*[.$B$1])" office:value-type="float" office:value="80">
            <text:p>8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$B$1]-1)^[.A89]+([.$B$1]+1)^[.A89]" office:value-type="float" office:value="1.06418021950468E+098">
            <text:p>106418021950468000000000000000000000000000000000000000000000000000000000000000000000000000000000000</text:p>
          </table:table-cell>
          <table:table-cell table:formula="of:=MOD([.B89];[.$B$1]*[.$B$1])" office:value-type="float" office:value="32">
            <text:p>3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$B$1]-1)^[.A90]+([.$B$1]+1)^[.A90]" office:value-type="float" office:value="1.38343419753753E+099">
            <text:p>1383434197537530000000000000000000000000000000000000000000000000000000000000000000000000000000000000</text:p>
          </table:table-cell>
          <table:table-cell table:formula="of:=MOD([.B90];[.$B$1]*[.$B$1])" office:value-type="float" office:value="16">
            <text:p>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$B$1]-1)^[.A91]+([.$B$1]+1)^[.A91]" office:value-type="float" office:value="1.79846436019838E+100">
            <text:p>17984643601983800000000000000000000000000000000000000000000000000000000000000000000000000000000000000</text:p>
          </table:table-cell>
          <table:table-cell table:formula="of:=MOD([.B91];[.$B$1]*[.$B$1])" office:value-type="float" office:value="16">
            <text:p>1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([.$B$1]-1)^[.A92]+([.$B$1]+1)^[.A92]" office:value-type="float" office:value="2.33800356199744E+101">
            <text:p>233800356199744000000000000000000000000000000000000000000000000000000000000000000000000000000000000000</text:p>
          </table:table-cell>
          <table:table-cell table:formula="of:=MOD([.B92];[.$B$1]*[.$B$1])" office:value-type="float" office:value="48">
            <text:p>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([.$B$1]-1)^[.A93]+([.$B$1]+1)^[.A93]" office:value-type="float" office:value="3.03940451371018E+102">
            <text:p>3039404513710180000000000000000000000000000000000000000000000000000000000000000000000000000000000000000</text:p>
          </table:table-cell>
          <table:table-cell table:formula="of:=MOD([.B93];[.$B$1]*[.$B$1])" office:value-type="float" office:value="48">
            <text:p>4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([.$B$1]-1)^[.A94]+([.$B$1]+1)^[.A94]" office:value-type="float" office:value="3.95122573924809E+103">
            <text:p>39512257392480900000000000000000000000000000000000000000000000000000000000000000000000000000000000000000</text:p>
          </table:table-cell>
          <table:table-cell table:formula="of:=MOD([.B94];[.$B$1]*[.$B$1])" office:value-type="float" office:value="16">
            <text:p>1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([.$B$1]-1)^[.A95]+([.$B$1]+1)^[.A95]" office:value-type="float" office:value="5.13659331958985E+104">
            <text:p>513659331958985000000000000000000000000000000000000000000000000000000000000000000000000000000000000000000</text:p>
          </table:table-cell>
          <table:table-cell table:formula="of:=MOD([.B95];[.$B$1]*[.$B$1])" office:value-type="float" office:value="16">
            <text:p>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([.$B$1]-1)^[.A96]+([.$B$1]+1)^[.A96]" office:value-type="float" office:value="6.67757115989088E+105">
            <text:p>6677571159890880000000000000000000000000000000000000000000000000000000000000000000000000000000000000000000</text:p>
          </table:table-cell>
          <table:table-cell table:formula="of:=MOD([.B96];[.$B$1]*[.$B$1])" office:value-type="float" office:value="112">
            <text:p>1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([.$B$1]-1)^[.A97]+([.$B$1]+1)^[.A97]" office:value-type="float" office:value="8.68084233672462E+106">
            <text:p>86808423367246200000000000000000000000000000000000000000000000000000000000000000000000000000000000000000000</text:p>
          </table:table-cell>
          <table:table-cell table:formula="of:=MOD([.B97];[.$B$1]*[.$B$1])"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([.$B$1]-1)^[.A98]+([.$B$1]+1)^[.A98]" office:value-type="float" office:value="1.12850948494951E+108">
            <text:p>1128509484949510000000000000000000000000000000000000000000000000000000000000000000000000000000000000000000000</text:p>
          </table:table-cell>
          <table:table-cell table:formula="of:=MOD([.B98];[.$B$1]*[.$B$1])" office:value-type="float" office:value="16">
            <text:p>1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([.$B$1]-1)^[.A99]+([.$B$1]+1)^[.A99]" office:value-type="float" office:value="1.46706230972721E+109">
            <text:p>14670623097272100000000000000000000000000000000000000000000000000000000000000000000000000000000000000000000000</text:p>
          </table:table-cell>
          <table:table-cell table:formula="of:=MOD([.B99];[.$B$1]*[.$B$1])" office:value-type="float" office:value="48">
            <text:p>4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([.$B$1]-1)^[.A100]+([.$B$1]+1)^[.A100]" office:value-type="float" office:value="1.9071809798675E+110">
            <text:p>190718097986750000000000000000000000000000000000000000000000000000000000000000000000000000000000000000000000000</text:p>
          </table:table-cell>
          <table:table-cell table:formula="of:=MOD([.B100];[.$B$1]*[.$B$1])" office:value-type="float" office:value="16">
            <text:p>1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([.$B$1]-1)^[.A101]+([.$B$1]+1)^[.A101]" office:value-type="float" office:value="2.4793352487721E+111">
            <text:p>2479335248772100000000000000000000000000000000000000000000000000000000000000000000000000000000000000000000000000</text:p>
          </table:table-cell>
          <table:table-cell table:formula="of:=MOD([.B101];[.$B$1]*[.$B$1])" office:value-type="float" office:value="128">
            <text:p>12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Hull</meta:initial-creator>
    <meta:creation-date>2012-05-26T23:29:18</meta:creation-date>
    <dc:date>2012-05-27T00:55:45</dc:date>
    <dc:creator>Richard Hull</dc:creator>
    <meta:editing-duration>PT56M7S</meta:editing-duration>
    <meta:editing-cycles>1</meta:editing-cycles>
    <meta:document-statistic meta:table-count="3" meta:cell-count="30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24cm" svg:height="13.442cm" xlink:href=".." xlink:type="simple" chart:class="chart:bar" chart:style-name="ch1">
        <chart:legend chart:legend-position="end" svg:x="24.061cm" svg:y="6.422cm" style:legend-expansion="high" chart:style-name="ch2"/>
        <chart:plot-area chart:style-name="ch3" table:cell-range-address="Sheet1.C2:Sheet1.C101" svg:x="0.976cm" svg:y="1.207cm" svg:width="22.033cm" svg:height="11.547cm">
          <chartooo:coordinate-region svg:x="1.783cm" svg:y="1.406cm" svg:width="21.226cm" svg:height="10.3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